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2423in"/>
    </style:style>
    <style:style style:name="TableColumn3" style:family="table-column">
      <style:table-column-properties style:column-width="3.7569in"/>
    </style:style>
    <style:style style:name="Table1" style:family="table" style:master-page-name="MP0">
      <style:table-properties style:width="6.9993in" fo:margin-left="-0.0069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6" style:parent-style-name="Normal" style:family="paragraph">
      <style:paragraph-properties fo:break-before="page" fo:margin-bottom="0in" style:line-height-at-least="0.0694in"/>
    </style:style>
    <style:style style:name="T12" style:parent-style-name="DefaultParagraphFont" style:family="text">
      <style:text-properties style:font-name="Arial" style:font-name-complex="Arial" fo:font-weight="bold" style:font-weight-asian="bold"/>
    </style:style>
    <style:style style:name="P13" style:parent-style-name="Normal" style:family="paragraph">
      <style:paragraph-properties fo:margin-bottom="0in" style:line-height-at-least="0.0694in"/>
    </style:style>
    <style:style style:name="T14" style:parent-style-name="DefaultParagraphFont" style:family="text">
      <style:text-properties style:font-name="Arial" style:font-name-complex="Arial" fo:font-weight="bold" style:font-weight-asian="bold"/>
    </style:style>
    <style:style style:name="P15" style:parent-style-name="Normal" style:family="paragraph">
      <style:paragraph-properties fo:margin-bottom="0in" style:line-height-at-least="0.0694in"/>
    </style:style>
    <style:style style:name="T16" style:parent-style-name="DefaultParagraphFont" style:family="text">
      <style:text-properties style:font-name="Arial" style:font-name-complex="Arial" fo:font-weight="bold" style:font-weight-asian="bold"/>
    </style:style>
    <style:style style:name="TableCell17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end" fo:margin-bottom="0in" style:line-height-at-least="0.0694in"/>
    </style:style>
    <style:style style:name="T19" style:parent-style-name="DefaultParagraphFont" style:family="text">
      <style:text-properties style:font-name="Arial" style:font-name-complex="Arial" fo:font-weight="bold" style:font-weight-asian="bold"/>
    </style:style>
    <style:style style:name="P20" style:parent-style-name="Normal" style:family="paragraph">
      <style:paragraph-properties fo:text-align="end" fo:margin-bottom="0in" style:line-height-at-least="0.0694in"/>
    </style:style>
    <style:style style:name="T21" style:parent-style-name="DefaultParagraphFont" style:family="text">
      <style:text-properties style:font-name="Arial" style:font-name-complex="Arial" fo:font-weight="bold" style:font-weight-asian="bold"/>
    </style:style>
    <style:style style:name="P22" style:parent-style-name="Normal" style:family="paragraph">
      <style:paragraph-properties fo:text-align="end" fo:margin-bottom="0in" style:line-height-at-least="0.0694in"/>
    </style:style>
    <style:style style:name="T23" style:parent-style-name="DefaultParagraphFont" style:family="text">
      <style:text-properties style:font-name="Arial" style:font-name-complex="Arial" fo:font-weight="bold" style:font-weight-asian="bold"/>
    </style:style>
    <style:style style:name="TableRow24" style:family="table-row">
      <style:table-row-properties/>
    </style:style>
    <style:style style:name="TableCell25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bottom="0in" style:line-height-at-least="0.0694in"/>
    </style:style>
    <style:style style:name="TableCell27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end" fo:margin-bottom="0in" style:line-height-at-least="0.0694in"/>
    </style:style>
    <style:style style:name="P29" style:parent-style-name="Normal" style:family="paragraph">
      <style:paragraph-properties fo:margin-bottom="0in" style:line-height-at-least="0.0694in"/>
    </style:style>
    <style:style style:name="T30" style:parent-style-name="DefaultParagraphFont" style:family="text">
      <style:text-properties style:font-name="Arial" style:font-name-complex="Arial" fo:font-weight="bold" style:font-weight-asian="bold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Normal" style:family="paragraph">
      <style:paragraph-properties fo:margin-bottom="0in" style:line-height-at-least="0.0694in"/>
    </style:style>
    <style:style style:name="P34" style:parent-style-name="NoSpacing" style:family="paragraph">
      <style:text-properties style:font-name="Arial" style:font-name-complex="Arial" fo:font-weight="bold" style:font-weight-asian="bold"/>
    </style:style>
    <style:style style:name="P35" style:parent-style-name="Normal" style:family="paragraph">
      <style:paragraph-properties fo:margin-bottom="0in" style:line-height-at-least="0.0694in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paragraph-properties fo:margin-bottom="0in" style:line-height-at-least="0.0694in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paragraph-properties fo:margin-bottom="0in" style:line-height-at-least="0.0694in"/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family="paragraph">
      <style:paragraph-properties fo:margin-bottom="0in" style:line-height-at-least="0.0694in"/>
    </style:style>
    <style:style style:name="P43" style:parent-style-name="Normal" style:family="paragraph">
      <style:paragraph-properties fo:margin-bottom="0in" style:line-height-at-least="0.0694in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" style:family="paragraph">
      <style:paragraph-properties fo:margin-bottom="0in" style:line-height-at-least="0.0694in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" style:family="paragraph">
      <style:paragraph-properties fo:margin-bottom="0in" style:line-height-at-least="0.0694in"/>
    </style:style>
    <style:style style:name="T49" style:parent-style-name="DefaultParagraphFont" style:family="text">
      <style:text-properties style:font-name="Arial" style:font-name-complex="Arial"/>
    </style:style>
    <style:style style:name="P50" style:parent-style-name="Normal" style:family="paragraph">
      <style:paragraph-properties fo:margin-bottom="0in" style:line-height-at-least="0.0694in"/>
    </style:style>
    <style:style style:name="P51" style:parent-style-name="Normal" style:family="paragraph">
      <style:paragraph-properties fo:margin-bottom="0in" style:line-height-at-least="0.0694in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Normal" style:family="paragraph">
      <style:paragraph-properties fo:margin-bottom="0in" style:line-height-at-least="0.0694in"/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paragraph-properties fo:margin-bottom="0in" style:line-height-at-least="0.0694in"/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paragraph-properties fo:margin-bottom="0in" style:line-height-at-least="0.0694in"/>
    </style:style>
    <style:style style:name="P60" style:parent-style-name="Normal" style:family="paragraph">
      <style:paragraph-properties fo:margin-bottom="0in" style:line-height-at-least="0.0694in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P64" style:parent-style-name="Normal" style:family="paragraph">
      <style:paragraph-properties fo:margin-bottom="0in" style:line-height-at-least="0.0694in"/>
    </style:style>
    <style:style style:name="T65" style:parent-style-name="DefaultParagraphFont" style:family="text">
      <style:text-properties style:font-name="Arial" style:font-name-complex="Arial"/>
    </style:style>
    <style:style style:name="P66" style:parent-style-name="Normal" style:family="paragraph">
      <style:paragraph-properties fo:margin-bottom="0in" style:line-height-at-least="0.0694in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P69" style:parent-style-name="Normal" style:family="paragraph">
      <style:paragraph-properties fo:margin-bottom="0in" style:line-height-at-least="0.0694in"/>
    </style:style>
    <style:style style:name="P70" style:parent-style-name="Normal" style:family="paragraph">
      <style:paragraph-properties fo:margin-bottom="0in" style:line-height-at-least="0.0694in"/>
    </style:style>
    <style:style style:name="T71" style:parent-style-name="DefaultParagraphFont" style:family="text">
      <style:text-properties style:font-name="Arial" style:font-name-complex="Arial" fo:font-weight="bold" style:font-weight-asian="bold"/>
    </style:style>
    <style:style style:name="P72" style:parent-style-name="Normal" style:family="paragraph">
      <style:paragraph-properties fo:margin-bottom="0in" style:line-height-at-least="0.0694in"/>
    </style:style>
    <style:style style:name="P73" style:parent-style-name="Normal" style:family="paragraph">
      <style:paragraph-properties fo:margin-bottom="0in" style:line-height-at-least="0.0694in"/>
    </style:style>
    <style:style style:name="T74" style:parent-style-name="DefaultParagraphFont" style:family="text">
      <style:text-properties style:font-name="Arial" style:font-name-complex="Arial" fo:font-weight="bold" style:font-weight-asian="bold"/>
    </style:style>
    <style:style style:name="P75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76" style:parent-style-name="Normal" style:family="paragraph">
      <style:paragraph-properties fo:margin-bottom="0in" style:line-height-at-least="0.0694in"/>
    </style:style>
    <style:style style:name="T77" style:parent-style-name="DefaultParagraphFont" style:family="text">
      <style:text-properties style:font-name="Arial" style:font-name-complex="Arial"/>
    </style:style>
    <style:style style:name="P78" style:parent-style-name="Normal" style:family="paragraph">
      <style:paragraph-properties fo:margin-bottom="0in" style:line-height-at-least="0.0694in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paragraph-properties fo:margin-bottom="0in" style:line-height-at-least="0.0694in"/>
    </style:style>
    <style:style style:name="T81" style:parent-style-name="DefaultParagraphFont" style:family="text">
      <style:text-properties style:font-name="Arial" style:font-name-complex="Arial"/>
    </style:style>
    <style:style style:name="P82" style:parent-style-name="Normal" style:family="paragraph">
      <style:paragraph-properties fo:margin-bottom="0in" style:line-height-at-least="0.0694in"/>
    </style:style>
    <style:style style:name="P83" style:parent-style-name="Normal" style:family="paragraph">
      <style:paragraph-properties fo:margin-bottom="0in" style:line-height-at-least="0.0694in"/>
    </style:style>
    <style:style style:name="T84" style:parent-style-name="DefaultParagraphFont" style:family="text">
      <style:text-properties style:font-name="Arial" style:font-name-complex="Arial" fo:font-weight="bold" style:font-weight-asian="bold"/>
    </style:style>
    <style:style style:name="P85" style:parent-style-name="Normal" style:family="paragraph">
      <style:paragraph-properties fo:margin-bottom="0in" style:line-height-at-least="0.0694in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P88" style:parent-style-name="Normal" style:family="paragraph">
      <style:paragraph-properties fo:margin-bottom="0in" style:line-height-at-least="0.0694in"/>
    </style:style>
    <style:style style:name="P89" style:parent-style-name="Normal" style:family="paragraph">
      <style:paragraph-properties fo:margin-bottom="0in" style:line-height-at-least="0.0694in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P93" style:parent-style-name="Normal" style:family="paragraph">
      <style:paragraph-properties fo:margin-bottom="0in" style:line-height-at-least="0.0694in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paragraph-properties fo:margin-bottom="0in" style:line-height-at-least="0.0694in"/>
    </style:style>
    <style:style style:name="P99" style:parent-style-name="Normal" style:family="paragraph">
      <style:paragraph-properties fo:margin-bottom="0in" style:line-height-at-least="0.0694in"/>
    </style:style>
    <style:style style:name="T100" style:parent-style-name="DefaultParagraphFont" style:family="text">
      <style:text-properties style:font-name="Arial" style:font-name-complex="Arial"/>
    </style:style>
    <style:style style:name="P101" style:parent-style-name="Normal" style:family="paragraph">
      <style:paragraph-properties fo:margin-bottom="0in" style:line-height-at-least="0.0694in"/>
    </style:style>
    <style:style style:name="P102" style:parent-style-name="Normal" style:family="paragraph">
      <style:paragraph-properties fo:margin-bottom="0in" style:line-height-at-least="0.0694in"/>
    </style:style>
    <style:style style:name="T103" style:parent-style-name="DefaultParagraphFont" style:family="text">
      <style:text-properties style:font-name="Arial" style:font-name-complex="Arial"/>
    </style:style>
    <style:style style:name="P104" style:parent-style-name="Normal" style:family="paragraph">
      <style:paragraph-properties fo:margin-bottom="0in" style:line-height-at-least="0.0694in"/>
    </style:style>
    <style:style style:name="P105" style:parent-style-name="Normal" style:family="paragraph">
      <style:paragraph-properties fo:margin-bottom="0in" style:line-height-at-least="0.0694in"/>
    </style:style>
    <style:style style:name="T106" style:parent-style-name="DefaultParagraphFont" style:family="text">
      <style:text-properties style:font-name="Arial" style:font-name-complex="Arial"/>
    </style:style>
    <style:style style:name="P107" style:parent-style-name="Normal" style:family="paragraph">
      <style:paragraph-properties fo:margin-bottom="0in" style:line-height-at-least="0.0694in"/>
    </style:style>
    <style:style style:name="T108" style:parent-style-name="DefaultParagraphFont" style:family="text">
      <style:text-properties style:font-name="Arial" style:font-name-complex="Arial"/>
    </style:style>
    <style:style style:name="P109" style:parent-style-name="Normal" style:family="paragraph">
      <style:paragraph-properties fo:margin-bottom="0in" style:line-height-at-least="0.0694in"/>
    </style:style>
    <style:style style:name="P110" style:parent-style-name="Normal" style:family="paragraph">
      <style:paragraph-properties fo:margin-bottom="0in" style:line-height-at-least="0.0694in"/>
    </style:style>
    <style:style style:name="T111" style:parent-style-name="DefaultParagraphFont" style:family="text">
      <style:text-properties style:font-name="Arial" style:font-name-complex="Arial" fo:font-weight="bold" style:font-weight-asian="bold"/>
    </style:style>
    <style:style style:name="P112" style:parent-style-name="Normal" style:family="paragraph">
      <style:paragraph-properties fo:margin-bottom="0in" style:line-height-at-least="0.0694in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Normal" style:family="paragraph">
      <style:paragraph-properties fo:margin-bottom="0in" style:line-height-at-least="0.0694in"/>
    </style:style>
    <style:style style:name="T115" style:parent-style-name="DefaultParagraphFont" style:family="text">
      <style:text-properties style:font-name="Arial" style:font-name-complex="Arial"/>
    </style:style>
    <style:style style:name="P116" style:parent-style-name="Normal" style:family="paragraph">
      <style:paragraph-properties fo:margin-bottom="0in" style:line-height-at-least="0.0694in"/>
    </style:style>
    <style:style style:name="P117" style:parent-style-name="Normal" style:family="paragraph">
      <style:paragraph-properties fo:margin-bottom="0in" style:line-height-at-least="0.0694in"/>
    </style:style>
    <style:style style:name="T118" style:parent-style-name="DefaultParagraphFont" style:family="text">
      <style:text-properties style:font-name="Arial" style:font-name-complex="Arial" fo:font-weight="bold" style:font-weight-asian="bold"/>
    </style:style>
    <style:style style:name="P119" style:parent-style-name="Normal" style:family="paragraph">
      <style:paragraph-properties fo:margin-bottom="0in" style:line-height-at-least="0.0694in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/>
    </style:style>
    <style:style style:name="P122" style:parent-style-name="Normal" style:family="paragraph">
      <style:paragraph-properties fo:margin-bottom="0in" style:line-height-at-least="0.0694in"/>
    </style:style>
    <style:style style:name="T123" style:parent-style-name="DefaultParagraphFont" style:family="text">
      <style:text-properties style:font-name="Arial" style:font-name-complex="Arial" fo:font-weight="bold" style:font-weight-asian="bold"/>
    </style:style>
    <style:style style:name="P124" style:parent-style-name="Normal" style:family="paragraph">
      <style:paragraph-properties fo:margin-bottom="0in" fo:line-height="107%">
        <style:tab-stops/>
      </style:paragraph-properties>
      <style:text-properties fo:hyphenate="false"/>
    </style:style>
    <style:style style:name="T125" style:parent-style-name="DefaultParagraphFont" style:family="text">
      <style:text-properties style:font-name="Arial" style:font-name-complex="Arial" fo:font-weight="bold" style:font-weight-asian="bold"/>
    </style:style>
    <style:style style:name="P126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27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28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29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0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1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2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3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4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35" style:parent-style-name="Normal" style:family="paragraph">
      <style:paragraph-properties fo:margin-bottom="0in" style:line-height-at-least="0.0694in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Arial" style:font-name-complex="Arial"/>
    </style:style>
    <style:style style:name="P138" style:parent-style-name="Normal" style:family="paragraph">
      <style:paragraph-properties fo:margin-bottom="0in" style:line-height-at-least="0.0694in"/>
    </style:style>
    <style:style style:name="T139" style:parent-style-name="DefaultParagraphFont" style:family="text">
      <style:text-properties style:font-name="Arial" style:font-name-complex="Aria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Arial" style:font-name-complex="Arial"/>
    </style:style>
    <style:style style:name="T142" style:parent-style-name="DefaultParagraphFont" style:family="text">
      <style:text-properties style:font-name="Arial" style:font-name-complex="Arial"/>
    </style:style>
    <style:style style:name="P143" style:parent-style-name="Normal" style:family="paragraph">
      <style:paragraph-properties fo:margin-bottom="0in" style:line-height-at-least="0.0694in"/>
    </style:style>
    <style:style style:name="P144" style:parent-style-name="Normal" style:family="paragraph">
      <style:paragraph-properties fo:margin-bottom="0in" style:line-height-at-least="0.0694in"/>
    </style:style>
    <style:style style:name="T145" style:parent-style-name="DefaultParagraphFont" style:family="text">
      <style:text-properties style:font-name="Arial" style:font-name-complex="Arial"/>
    </style:style>
    <style:style style:name="T146" style:parent-style-name="DefaultParagraphFont" style:family="text">
      <style:text-properties style:font-name="Arial" style:font-name-complex="Arial"/>
    </style:style>
    <style:style style:name="P147" style:parent-style-name="Normal" style:family="paragraph">
      <style:paragraph-properties fo:margin-bottom="0in" style:line-height-at-least="0.0694in"/>
    </style:style>
    <style:style style:name="T148" style:parent-style-name="DefaultParagraphFont" style:family="text">
      <style:text-properties style:font-name="Arial" style:font-name-complex="Arial"/>
    </style:style>
    <style:style style:name="P149" style:parent-style-name="Normal" style:family="paragraph">
      <style:paragraph-properties fo:margin-bottom="0in" style:line-height-at-least="0.0694in"/>
    </style:style>
    <style:style style:name="T150" style:parent-style-name="DefaultParagraphFont" style:family="text">
      <style:text-properties style:font-name="Arial" style:font-name-complex="Arial"/>
    </style:style>
    <style:style style:name="P151" style:parent-style-name="Normal" style:family="paragraph">
      <style:paragraph-properties fo:margin-bottom="0in" style:line-height-at-least="0.0694in"/>
    </style:style>
    <style:style style:name="P152" style:parent-style-name="Normal" style:family="paragraph">
      <style:paragraph-properties fo:margin-bottom="0in" style:line-height-at-least="0.0694in"/>
    </style:style>
    <style:style style:name="T153" style:parent-style-name="DefaultParagraphFont" style:family="text">
      <style:text-properties style:font-name="Arial" style:font-name-complex="Aria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Arial" style:font-name-complex="Arial"/>
    </style:style>
    <style:style style:name="P156" style:parent-style-name="Normal" style:family="paragraph">
      <style:paragraph-properties fo:margin-bottom="0in" style:line-height-at-least="0.0694in"/>
    </style:style>
    <style:style style:name="T157" style:parent-style-name="DefaultParagraphFont" style:family="text">
      <style:text-properties style:font-name="Arial" style:font-name-complex="Arial"/>
    </style:style>
    <style:style style:name="P158" style:parent-style-name="Normal" style:family="paragraph">
      <style:paragraph-properties fo:margin-bottom="0in" style:line-height-at-least="0.0694in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P163" style:parent-style-name="Normal" style:family="paragraph">
      <style:paragraph-properties fo:margin-bottom="0in" style:line-height-at-least="0.0694in"/>
    </style:style>
    <style:style style:name="P164" style:parent-style-name="Normal" style:family="paragraph">
      <style:paragraph-properties fo:break-before="page" fo:margin-bottom="0.1111in" fo:line-height="107%">
        <style:tab-stops/>
      </style:paragraph-properties>
      <style:text-properties style:font-name="Arial" style:font-name-complex="Arial" fo:hyphenate="false"/>
    </style:style>
    <style:style style:name="P165" style:parent-style-name="Normal" style:family="paragraph">
      <style:paragraph-properties fo:margin-bottom="0in" style:line-height-at-least="0.0694in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paragraph-properties fo:margin-bottom="0in" style:line-height-at-least="0.0694in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paragraph-properties fo:margin-bottom="0in" style:line-height-at-least="0.0694in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paragraph-properties fo:margin-bottom="0in" style:line-height-at-least="0.0694in"/>
    </style:style>
    <style:style style:name="P173" style:parent-style-name="Normal" style:family="paragraph">
      <style:paragraph-properties fo:margin-bottom="0in" style:line-height-at-least="0.0694in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P176" style:parent-style-name="Normal" style:family="paragraph">
      <style:paragraph-properties fo:margin-bottom="0in" style:line-height-at-least="0.0694in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Normal" style:family="paragraph">
      <style:paragraph-properties fo:margin-bottom="0in" style:line-height-at-least="0.0694in"/>
    </style:style>
    <style:style style:name="T179" style:parent-style-name="DefaultParagraphFont" style:family="text">
      <style:text-properties style:font-name="Arial" style:font-name-complex="Arial"/>
    </style:style>
    <style:style style:name="P180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1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2" style:parent-style-name="Normal" style:family="paragraph">
      <style:paragraph-properties fo:margin-bottom="0in" style:line-height-at-least="0.0694in"/>
      <style:text-properties style:font-name="Arial" style:font-name-complex="Arial" fo:font-weight="bold" style:font-weight-asian="bold"/>
    </style:style>
    <style:style style:name="P183" style:parent-style-name="Normal" style:family="paragraph">
      <style:paragraph-properties fo:margin-bottom="0in" style:line-height-at-least="0.0694in"/>
    </style:style>
    <style:style style:name="T184" style:parent-style-name="DefaultParagraphFont" style:family="text">
      <style:text-properties style:font-name="Arial" style:font-name-complex="Arial" fo:font-weight="bold" style:font-weight-asian="bold"/>
    </style:style>
    <style:style style:name="P185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6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7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8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89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0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1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2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3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4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5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196" style:parent-style-name="Normal" style:family="paragraph">
      <style:paragraph-properties fo:margin-bottom="0in" style:line-height-at-least="0.0694in"/>
    </style:style>
    <style:style style:name="T197" style:parent-style-name="DefaultParagraphFont" style:family="text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paragraph-properties fo:margin-bottom="0in" style:line-height-at-least="0.0694in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paragraph-properties fo:margin-bottom="0in" style:line-height-at-least="0.0694in"/>
    </style:style>
    <style:style style:name="P202" style:parent-style-name="Normal" style:family="paragraph">
      <style:paragraph-properties fo:margin-bottom="0in" style:line-height-at-least="0.0694in"/>
    </style:style>
    <style:style style:name="T203" style:parent-style-name="DefaultParagraphFont" style:family="text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paragraph-properties fo:margin-bottom="0in" style:line-height-at-least="0.0694in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paragraph-properties fo:margin-bottom="0in" style:line-height-at-least="0.0694in"/>
    </style:style>
    <style:style style:name="P208" style:parent-style-name="Normal" style:family="paragraph">
      <style:paragraph-properties fo:margin-bottom="0in" style:line-height-at-least="0.0694in"/>
    </style:style>
    <style:style style:name="T209" style:parent-style-name="DefaultParagraphFont" style:family="text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paragraph-properties fo:margin-bottom="0in" style:line-height-at-least="0.0694in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paragraph-properties fo:margin-bottom="0in" style:line-height-at-least="0.0694in"/>
    </style:style>
    <style:style style:name="P214" style:parent-style-name="Normal" style:family="paragraph">
      <style:paragraph-properties fo:margin-bottom="0in" style:line-height-at-least="0.0694in"/>
    </style:style>
    <style:style style:name="T215" style:parent-style-name="DefaultParagraphFont" style:family="text">
      <style:text-properties style:font-name="Arial" style:font-name-complex="Arial"/>
    </style:style>
    <style:style style:name="P216" style:parent-style-name="Normal" style:family="paragraph">
      <style:paragraph-properties fo:margin-bottom="0in" style:line-height-at-least="0.0694in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paragraph-properties fo:margin-bottom="0in" style:line-height-at-least="0.0694in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paragraph-properties fo:margin-bottom="0in" style:line-height-at-least="0.0694in"/>
      <style:text-properties style:font-name="Arial" style:font-name-complex="Arial"/>
    </style:style>
    <style:style style:name="P222" style:parent-style-name="Normal" style:family="paragraph">
      <style:paragraph-properties fo:margin-bottom="0in" style:line-height-at-least="0.0694in"/>
    </style:style>
    <style:style style:name="P223" style:parent-style-name="Normal" style:family="paragraph">
      <style:paragraph-properties fo:margin-bottom="0in" style:line-height-at-least="0.0694in"/>
      <style:text-properties style:font-name="Arial" style:font-name-complex="Arial" fo:font-weight="bold" style:font-weight-asian="bold"/>
    </style:style>
    <style:style style:name="P224" style:parent-style-name="Normal" style:family="paragraph">
      <style:paragraph-properties fo:margin-bottom="0in" style:line-height-at-least="0.0694in"/>
    </style:style>
    <style:style style:name="T225" style:parent-style-name="DefaultParagraphFont" style:family="text">
      <style:text-properties style:font-name="Arial" style:font-name-complex="Arial"/>
    </style:style>
    <style:style style:name="T226" style:parent-style-name="DefaultParagraphFont" style:family="text">
      <style:text-properties style:font-name="Arial" style:font-name-complex="Arial"/>
    </style:style>
    <style:style style:name="T227" style:parent-style-name="DefaultParagraphFont" style:family="text">
      <style:text-properties style:font-name="Arial" style:font-name-complex="Arial"/>
    </style:style>
    <style:style style:name="P228" style:parent-style-name="Normal" style:family="paragraph">
      <style:paragraph-properties fo:margin-bottom="0in" style:line-height-at-least="0.0694in"/>
    </style:style>
    <style:style style:name="T229" style:parent-style-name="DefaultParagraphFont" style:family="text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MICHAEL RAGSDALE</text:span></text:p>
            <text:p text:style-name="P13"><text:span text:style-name="T14">Email: michael_ragsdale@hotmail.com</text:span></text:p>
            <text:p text:style-name="P15"><text:span text:style-name="T16">Cell: (757) 289-1609</text:span></text:p>
          </table:table-cell>
          <table:table-cell table:style-name="TableCell17">
            <text:p text:style-name="P18"><text:span text:style-name="T19">3568 Criollo Drive</text:span></text:p>
            <text:p text:style-name="P20"><text:span text:style-name="T21">Virginia Beach, VA 23453</text:span></text:p>
            <text:p text:style-name="P22"><text:span text:style-name="T23">Home: (757) 689-0944</text:span>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</table:table>
      <text:p text:style-name="P29"><text:span text:style-name="T30">CAREER OBJECTIVE:</text:span><text:span text:style-name="T31"><text:s/>Web Appl</text:span><text:span text:style-name="T32">ications Developer and Designer</text:span></text:p>
      <text:p text:style-name="P33"/>
      <text:p text:style-name="P34">WORK EXPERIENCE<text:tab/></text:p>
      <text:p text:style-name="P35"><text:span text:style-name="T36">09/12 – 12/12</text:span><text:span text:style-name="T37"><text:tab/>Mobile App Developer Intern</text:span></text:p>
      <text:p text:style-name="P38"><text:span text:style-name="T39">Dominion Enterprises, Norfolk, VA</text:span></text:p>
      <text:p text:style-name="P40"><text:span text:style-name="T41">Created a Mobile App for Android and iOS using Appcelerator Titanium Studio. <text:s/>The goal of the app was be able to bring up the Property Value of a house or apartment that you are standing next to, while filtering out property, based on your mobile device's compass, is not in the direction you are facing. <text:s/>This app also features a way to manually search addresses, in the event that the device's Location Services are not available for any reason.</text:span></text:p>
      <text:p text:style-name="P42"/>
      <text:p text:style-name="P43"><text:span text:style-name="T44">Summer 2008</text:span><text:span text:style-name="T45"><text:tab/>Customer Assistance / Backup cashier</text:span></text:p>
      <text:p text:style-name="P46"><text:span text:style-name="T47">Target, Virginia Beach, VA</text:span></text:p>
      <text:p text:style-name="P48"><text:span text:style-name="T49">Walked through store offering assistance to customers, restocked return items, and straightened shelves. Served as cashier during busy times, especially electronics section.</text:span></text:p>
      <text:p text:style-name="P50"/>
      <text:p text:style-name="P51"><text:span text:style-name="T52">Spring season 2006</text:span><text:span text:style-name="T53"><text:tab/></text:span><text:span text:style-name="T54"><text:tab/>Games Area<text:s/></text:span></text:p>
      <text:p text:style-name="P55"><text:span text:style-name="T56">Merchandise Department, Busch Gardens, Williamsburg, VA</text:span></text:p>
      <text:p text:style-name="P57"><text:span text:style-name="T58">Made change, operated games</text:span></text:p>
      <text:p text:style-name="P59"/>
      <text:p text:style-name="P60"><text:span text:style-name="T61">Fall season 2004 &amp;</text:span><text:span text:style-name="T62"><text:s/>2005</text:span><text:span text:style-name="T63"><text:tab/>Howl-O-Scream Entertainer<text:s/></text:span></text:p>
      <text:p text:style-name="P64"><text:span text:style-name="T65">Entertainment Department, Busch Gardens, Williamsburg, VA</text:span></text:p>
      <text:p text:style-name="P66"><text:span text:style-name="T67">Performed in v</text:span><text:span text:style-name="T68">arious shows to entertain guest</text:span></text:p>
      <text:p text:style-name="P69"/>
      <text:p text:style-name="P70"><text:span text:style-name="T71">QUALIFICATIONS</text:span></text:p>
      <text:p text:style-name="P72"/>
      <text:p text:style-name="P73"><text:span text:style-name="T74">Certifications:</text:span></text:p>
      <text:p text:style-name="P75">CIW Site Development Associate</text:p>
      <text:p text:style-name="P76"><text:span text:style-name="T77">MOS Certifications: Excel 2007</text:span></text:p>
      <text:p text:style-name="P78"><text:span text:style-name="T79">Career Readiness Certificate, Silver Level, Commonwealth of Virginia</text:span></text:p>
      <text:p text:style-name="P80"><text:span text:style-name="T81">Customer Service Certification by International Customer Service Association, certified through National Seminars, Inc.</text:span></text:p>
      <text:p text:style-name="P82"/>
      <text:p text:style-name="P83"><text:span text:style-name="T84">Computer Skills:</text:span></text:p>
      <text:p text:style-name="P85"><text:span text:style-name="T86">Operating Systems: MS DOS 6, Windows 3.1, Windows 95/98, Windows 2000, Windows XP, Vista, Windows 7, Windows 8</text:span><text:span text:style-name="T87">, Windows 8.1, and Windows Server 2003 through 2012 R2</text:span></text:p>
      <text:p text:style-name="P88"/>
      <text:p text:style-name="P89"><text:span text:style-name="T90">Applications: Word 97 – 2013, Access 2007, Excel 2007, Outlook 2007<text:s/></text:span><text:span text:style-name="T91">–<text:s/></text:span><text:span text:style-name="T92">10,<text:s/></text:span></text:p>
      <text:p text:style-name="P93"><text:span text:style-name="T94">Adobe Dreamweaver CS4<text:s/></text:span><text:span text:style-name="T95">– CS6, Visual Studio 2008 – 2013</text:span><text:span text:style-name="T96">, Adobe Flash CS5</text:span><text:span text:style-name="T97"><text:s/>– CS6</text:span></text:p>
      <text:p text:style-name="P98"/>
      <text:p text:style-name="P99"><text:span text:style-name="T100">Basic theory: Photoshop, Illustrator, Website Design Principles – Basic through Advanced</text:span></text:p>
      <text:p text:style-name="P101"/>
      <text:p text:style-name="P102"><text:span text:style-name="T103">Internet Use: Skill Soft study program, research, email, designed web pages for IPC’s and mobile devices, develop web applications for iOS<text:s/></text:span></text:p>
      <text:p text:style-name="P104"/>
      <text:p text:style-name="P105"><text:span text:style-name="T106">Programming languages: Java, JavaScript, MySQL, Visual Basic, HTML, CSS3, PHP, C++</text:span></text:p>
      <text:p text:style-name="P107"><text:span text:style-name="T108">Content Management Systems: WordPress 3<text:s/></text:span></text:p>
      <text:p text:style-name="P109"/>
      <text:p text:style-name="P110"><text:span text:style-name="T111">Office Skills:</text:span></text:p>
      <text:p text:style-name="P112"><text:span text:style-name="T113">Record Keeping: manual and digital database management<text:s/></text:span></text:p>
      <text:p text:style-name="P114"><text:span text:style-name="T115">Office machines: Printers, copiers, faxes, scanners, shredders, calculators</text:span></text:p>
      <text:p text:style-name="P116"/>
      <text:p text:style-name="P117"><text:span text:style-name="T118">Interpersonal:</text:span></text:p>
      <text:p text:style-name="P119"><text:span text:style-name="T120">Assisted others with Visual Basic as requested</text:span>. <text:s/><text:span text:style-name="T121">Teamed with classmates to develop programs</text:span></text:p>
      <text:p text:style-name="P122"><text:span text:style-name="T123"><text:tab/></text:span></text:p>
      <text:p text:style-name="P124"><text:span text:style-name="T125">RELATED WORK EXPERIENCE</text:span></text:p>
      <text:p text:style-name="P126">09/13 – 12/13<text:tab/>Student Project</text:p>
      <text:p text:style-name="P127">Astronomy 1 Student Project: Moon Observation Chart</text:p>
      <text:p text:style-name="P128">Using the latest HTML5 Responsive design, created an observation chart of the Moon for a grade for my Astronomy 1 as well as my Client Side Scripting courses at Tidewater Community College.</text:p>
      <text:p text:style-name="P129">http://portfolio.raggiesoft.com/go/moon/</text:p>
      <text:p text:style-name="P130"/>
      <text:p text:style-name="P131">06/13 – 07/13<text:tab/>Student Project</text:p>
      <text:p text:style-name="P132">Williamsburg Area Transit Authority</text:p>
      <text:p text:style-name="P133">Completely rebuilt website to HTML5 standards with a Responsive Layout. <text:s/>http://portfolio.raggiesoft.com/go/wata/</text:p>
      <text:p text:style-name="P134"/>
      <text:p text:style-name="P135"><text:span text:style-name="T136">05/12 – 07/12</text:span><text:span text:style-name="T137"><text:tab/>Student Project</text:span></text:p>
      <text:p text:style-name="P138"><text:span text:style-name="T139">Enhanced “Guess The Phrase” Java final exam using techniques learned in Advanced Java Programming course. <text:s/>Source code is available at<text:s/></text:span><text:bookmark-start text:name="__DdeLink__173_160300145"/><text:bookmark-end text:name="__DdeLink__173_160300145"/><text:span text:style-name="T140">http://portfolio</text:span><text:span text:style-name="T141">.raggiesoft.com/</text:span><text:span text:style-name="T142">go/gtp/</text:span></text:p>
      <text:p text:style-name="P143"/>
      <text:p text:style-name="P144"><text:span text:style-name="T145">04/12 – Present</text:span><text:span text:style-name="T146"><text:tab/>Portfolio Project</text:span></text:p>
      <text:p text:style-name="P147"><text:span text:style-name="T148">Website Portfolio</text:span></text:p>
      <text:p text:style-name="P149"><text:span text:style-name="T150">Created a website which centrally houses the major projects I completed, both for class, as well as self-taught. <text:s/>This portfolio can be viewed at http://portfolio.raggiesoft.com/ and uses CSS and PHP to demonstrate knowledge of the languages.</text:span></text:p>
      <text:p text:style-name="P151"/>
      <text:p text:style-name="P152"><text:span text:style-name="T153">01/11 – 03/11</text:span><text:span text:style-name="T154"><text:tab/></text:span><text:span text:style-name="T155"><text:tab/>Student Project</text:span></text:p>
      <text:p text:style-name="P156"><text:span text:style-name="T157">Cordova County Department of Transportation</text:span></text:p>
      <text:p text:style-name="P158"><text:span text:style-name="T159">Website for fictional agency to demonstrate website knowledge. <text:s/>Site uses PHP, CSS3, JavaScript, jQuery, and jQuery Mobile and adapts to desktop, mobile device, and printer automatically. <text:s/></text:span><text:span text:style-name="T160">http://portfolio</text:span><text:span text:style-name="T161">.raggiesoft.com/</text:span><text:span text:style-name="T162">go/ccdt/</text:span></text:p>
      <text:p text:style-name="P163"/>
      <text:p text:style-name="P164"/>
      <text:p text:style-name="P165"><text:span text:style-name="T166">10/10 – 12/10</text:span><text:span text:style-name="T167"><text:tab/>Student Project</text:span></text:p>
      <text:p text:style-name="P168"><text:span text:style-name="T169">Talking Books Center, Staunton, VA</text:span></text:p>
      <text:p text:style-name="P170"><text:span text:style-name="T171">Worked on web site upgrade. <text:s/>Site available at www.talkingbookcenter.org</text:span></text:p>
      <text:p text:style-name="P172"/>
      <text:p text:style-name="P173"><text:span text:style-name="T174">09/10 – 10/10</text:span><text:span text:style-name="T175"><text:tab/>Student Project</text:span></text:p>
      <text:p text:style-name="P176"><text:span text:style-name="T177">Shenandoah Valley Disability Employment Awareness Committee</text:span></text:p>
      <text:p text:style-name="P178"><text:span text:style-name="T179">Updated website, developed more user friendly mode</text:span></text:p>
      <text:p text:style-name="P180">Committee has disbanded, but website can be viewed at<text:s/>http://portfolio.raggiesoft.com/go/svdeac/</text:p>
      <text:p text:style-name="P181"/>
      <text:p text:style-name="P182"/>
      <text:p text:style-name="P183"><text:span text:style-name="T184">EDUCATION</text:span></text:p>
      <text:p text:style-name="P185">Currently working<text:s/>towards<text:s/>a Bachelor’s<text:s/>Degree in<text:s/>Information Technology</text:p>
      <text:p text:style-name="P186"/>
      <text:p text:style-name="P187">08/13 – 12/13<text:tab/>Course, Client Side Scripting Language (JavaScript)</text:p>
      <text:p text:style-name="P188">Tidewater Community College, Virginia Beach, VA</text:p>
      <text:p text:style-name="P189"/>
      <text:p text:style-name="P190">05/13 – 07/13<text:tab/>Course, Web Page Design</text:p>
      <text:p text:style-name="P191">Tidewater Community College, Virginia Beach, VA</text:p>
      <text:p text:style-name="P192"/>
      <text:p text:style-name="P193">01/13 – 05/13<text:tab/>Course, Software Design</text:p>
      <text:p text:style-name="P194">Tidewater Community College, Virginia Beach, VA</text:p>
      <text:p text:style-name="P195"/>
      <text:p text:style-name="P196"><text:span text:style-name="T197">08/12 – 12/12</text:span><text:span text:style-name="T198"><text:tab/>Course, C++ Programming</text:span></text:p>
      <text:p text:style-name="P199"><text:span text:style-name="T200">Tidewater Community College, Virginia Beach, VA</text:span></text:p>
      <text:p text:style-name="P201"/>
      <text:p text:style-name="P202"><text:span text:style-name="T203">05/12 – 07/12</text:span><text:span text:style-name="T204"><text:tab/>Course, Advanced Java Programming</text:span></text:p>
      <text:p text:style-name="P205"><text:span text:style-name="T206">Tidewater Community College, Chesapeake, VA</text:span></text:p>
      <text:p text:style-name="P207"/>
      <text:p text:style-name="P208"><text:span text:style-name="T209">01/12 – 05/12</text:span><text:span text:style-name="T210"><text:tab/>Course, Java Programming</text:span></text:p>
      <text:p text:style-name="P211"><text:span text:style-name="T212">Tidewater Community College, Portsmouth, VA</text:span></text:p>
      <text:p text:style-name="P213"/>
      <text:p text:style-name="P214"><text:span text:style-name="T215">12/09 – 01/10</text:span></text:p>
      <text:p text:style-name="P216"><text:span text:style-name="T217">05/10 – 03/11</text:span><text:span text:style-name="T218"><text:tab/>Certificate, Web Development and Design</text:span></text:p>
      <text:p text:style-name="P219"><text:span text:style-name="T220">Business Information Technology</text:span></text:p>
      <text:p text:style-name="P221">Woodrow Wilson Center for Employment, Fishersville, VA</text:p>
      <text:p text:style-name="P222"/>
      <text:p text:style-name="P223">CERTIFICATIONS</text:p>
      <text:p text:style-name="P224"><text:span text:style-name="T225">07/13</text:span><text:span text:style-name="T226"><text:tab/></text:span><text:span text:style-name="T227"><text:tab/>Certified Internet Webmaster – Site Development Associate</text:span></text:p>
      <text:p text:style-name="P228"><text:span text:style-name="T229">11/09</text:span><text:span text:style-name="T230"><text:tab/></text:span><text:span text:style-name="T231"><text:tab/>Microsoft Office User Specialist – Using Microsoft Office Excel 200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fo:language="en" fo:country="US" style:language-asian="en" style:country-asian="US" style:language-complex="en" style:country-complex="US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Arial" style:font-name-asian="Lucida Sans Unicode" style:font-name-complex="Mangal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Footer" style:display-name="Footer" style:family="paragraph" style:parent-style-name="Normal">
      <style:paragraph-properties text:number-lines="false">
        <style:tab-stops>
          <style:tab-stop style:type="left" style:position="0.5in"/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 text:number-lines="false" fo:margin-bottom="0in" style:line-height-at-least="0.0694in">
        <style:tab-stops>
          <style:tab-stop style:type="left" style:position="0.5in"/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0395in"/>
      </style:footer-style>
    </style:page-layout>
    <style:style style:name="P7" style:parent-style-name="Header" style:family="paragraph">
      <style:paragraph-properties fo:text-indent="0.5in"/>
    </style:style>
    <style:style style:name="P8" style:parent-style-name="Header" style:family="paragraph">
      <style:paragraph-properties fo:text-indent="0.5in"/>
    </style:style>
    <style:style style:name="P9" style:parent-style-name="Header" style:family="paragraph">
      <style:paragraph-properties fo:text-indent="0.5in"/>
    </style:style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T11" style:parent-style-name="DefaultParagraphFont" style:family="text">
      <style:text-properties style:font-name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7"/>
        <text:p text:style-name="P8"/>
        <text:p text:style-name="P9"><text:span text:style-name="T10">Ragsdale Resume</text:span><text:tab/><text:tab/><text:span text:style-name="T11">Page<text:s/></text:span><text:page-number text:fixed="false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stinth</meta:initial-creator>
    <dc:creator>Michael Ragsdale</dc:creator>
    <meta:creation-date>2014-05-10T18:53:00Z</meta:creation-date>
    <dc:date>2014-05-10T18:53:00Z</dc:date>
    <meta:print-date>2014-05-10T18:53:00Z</meta:print-date>
    <meta:template xlink:href="Normal.dotm" xlink:type="simple"/>
    <meta:editing-cycles>2</meta:editing-cycles>
    <meta:editing-duration>PT0S</meta:editing-duration>
    <meta:document-statistic meta:page-count="3" meta:paragraph-count="10" meta:word-count="769" meta:character-count="5148" meta:row-count="36" meta:non-whitespace-character-count="4389"/>
  </office:meta>
</office:document-meta>
</file>